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sans-serif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af7" officeooo:paragraph-rsid="00019af7"/>
    </style:style>
    <style:style style:name="P2" style:family="paragraph" style:parent-style-name="Standard">
      <style:text-properties officeooo:rsid="00019af7" officeooo:paragraph-rsid="00019af7"/>
    </style:style>
    <style:style style:name="T1" style:family="text">
      <style:text-properties fo:font-variant="normal" fo:text-transform="none" fo:color="#222222" loext:opacity="100%" style:font-name="Arial1" fo:font-size="9.75pt" fo:letter-spacing="normal" fo:font-style="normal" fo:font-weight="normal"/>
    </style:style>
    <style:style style:name="T2" style:family="text">
      <style:text-properties fo:font-variant="normal" fo:text-transform="none" fo:color="#222222" loext:opacity="100%" fo:letter-spacing="normal"/>
    </style:style>
    <style:style style:name="T3" style:family="text">
      <style:text-properties fo:color="#222222" loext:opacity="100%" style:font-name="Arial1" fo:font-size="9.75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fia:</text:p>
      <text:p text:style-name="P1"/>
      <text:p text:style-name="P1"><text:a xlink:type="simple" xlink:href="http://repositorio.ug.edu.ec/handle/redug/56453" text:style-name="Internet_20_link" text:visited-style-name="Visited_20_Internet_20_Link">http://repositorio.ug.edu.ec/handle/redug/56453</text:a></text:p>
      <text:p text:style-name="P1"/>
      <text:p text:style-name="P1"><text:span text:style-name="T1">Flores Armendáriz, S. D., &amp; Rojas Valle, A. A. (2021). </text:span><text:span text:style-name="T3">Desarrollo e implementación de un prototipo de una aplicación web y móvil para la geolocalización del personal en horarios laborables para el control del área de talento humano en la Empresa Promolucky SA ubicada en la Ciudad De Guayaquil</text:span><text:span text:style-name="T2"> </text:span><text:span text:style-name="T1">(Doctoral dissertation, Universidad de Guayaquil. Facultad de Ciencias Matemáticas y Físicas. Carrera de Ingeniería en Networking y Telecomunicaciones).</text:span> </text:p>
      <text:p text:style-name="P1"/>
      <text:p text:style-name="P1"/>
      <text:p text:style-name="P1"><text:a xlink:type="simple" xlink:href="https://repositorio.uam.es/bitstream/handle/10486/689932/marti_gonzalez_carlos_tfg.pdf?sequence=2&amp;isAllowed=y" text:style-name="Internet_20_link" text:visited-style-name="Visited_20_Internet_20_Link">https://repositorio.uam.es/bitstream/handle/10486/689932/marti_gonzalez_carlos_tfg.pdf?sequence=2&amp;isAllowed=y</text:a></text:p>
      <text:p text:style-name="P1"/>
      <text:p text:style-name="P1"><text:span text:style-name="T1">Martí González, C. (2019). </text:span><text:span text:style-name="T3">Aplicación móvil y web para el control de asistencia de los empleados de una compañía</text:span><text:span text:style-name="T2"> </text:span><text:span text:style-name="T1">(Bachelor's thesis).</text:span> </text:p>
      <text:p text:style-name="P1"/>
      <text:p text:style-name="P1"><text:a xlink:type="simple" xlink:href="http://openaccess.uoc.edu/webapps/o2/handle/10609/133227" text:style-name="Internet_20_link" text:visited-style-name="Visited_20_Internet_20_Link">http://openaccess.uoc.edu/webapps/o2/handle/10609/133227</text:a></text:p>
      <text:p text:style-name="P1"/>
      <text:p text:style-name="P1"><text:span text:style-name="T1">Rosillo Pérez, I. LABOREO: AppWeb para el control de empleados de una empresa.</text:span> </text:p>
      <text:p text:style-name="P1"/>
      <text:p text:style-name="P1"><text:a xlink:type="simple" xlink:href="https://e-archivo.uc3m.es/bitstream/handle/10016/26673/TFG_Eric_Wikstrom_Pujante.pdf" text:style-name="Internet_20_link" text:visited-style-name="Visited_20_Internet_20_Link">https://e-archivo.uc3m.es/bitstream/handle/10016/26673/TFG_Eric_Wikstrom_Pujante.pdf</text:a></text:p>
      <text:p text:style-name="P1"/>
      <text:p text:style-name="P1"><text:span text:style-name="T1">Wikstrom Pujante, E. (2014). </text:span><text:span text:style-name="T3">Diseño y desarrollo en django de una aplicación web para la edición, creación y gestión de cuestionarios tipo test on-line</text:span><text:span text:style-name="T2"> </text:span><text:span text:style-name="T1">(Bachelor's thesis).</text:span> </text:p>
      <text:p text:style-name="P1"/>
      <text:p text:style-name="P1"><text:a xlink:type="simple" xlink:href="https://oa.upm.es/63129/1/TFG_FUCHENG_XU.pdf" text:style-name="Internet_20_link" text:visited-style-name="Visited_20_Internet_20_Link">https://oa.upm.es/63129/1/TFG_FUCHENG_XU.pdf</text:a></text:p>
      <text:p text:style-name="P1"/>
      <text:p text:style-name="P1"><text:span text:style-name="T1">Xu, F. (2020). Diseño e Implementación de un Sistema Distribuido de Transmisión y de Gestión de Archivos.</text:span> </text:p>
      <text:p text:style-name="P1"/>
      <text:p text:style-name="P1"><text:a xlink:type="simple" xlink:href="https://inza.files.wordpress.com/2011/08/manual-factura-electronica-v2010.pdf" text:style-name="Internet_20_link" text:visited-style-name="Visited_20_Internet_20_Link">https://inza.files.wordpress.com/2011/08/manual-factura-electronica-v2010.pdf</text:a></text:p>
      <text:p text:style-name="P1"/>
      <text:p text:style-name="P1"/>
      <text:p text:style-name="P1"><text:a xlink:type="simple" xlink:href="http://openaccess.uoc.edu/webapps/o2/bitstream/10609/45630/7/ffontvTFC0116memoria.pdf" text:style-name="Internet_20_link" text:visited-style-name="Visited_20_Internet_20_Link">http://openaccess.uoc.edu/webapps/o2/bitstream/10609/45630/7/ffontvTFC0116memoria.pdf</text:a></text:p>
      <text:p text:style-name="P1"/>
      <text:p text:style-name="P1"><text:span text:style-name="T1">Font Valle, F. (2016). Smart font tickets.</text:span> </text:p>
      <text:p text:style-name="P1"/>
      <text:p text:style-name="P1"><text:a xlink:type="simple" xlink:href="https://accedacris.ulpgc.es/bitstream/10553/104617/1/0771886_00000_0000.pdf" text:style-name="Internet_20_link" text:visited-style-name="Visited_20_Internet_20_Link">https://accedacris.ulpgc.es/bitstream/10553/104617/1/0771886_00000_0000.pdf</text:a></text:p>
      <text:p text:style-name="P1"/>
      <text:p text:style-name="P1"><text:span text:style-name="T1">Pulido Rivero, B. (2020). </text:span><text:span text:style-name="T3">COT (Clock-in on time): Aplicación para control de horario de empleados que prestan servicios fuera del lugar de trabajo</text:span><text:span text:style-name="T2"> </text:span><text:span text:style-name="T1">(Bachelor's thesis)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sans-serif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rmando Socastro Lema</meta:initial-creator>
    <meta:creation-date>2022-04-13T19:21:34.070000000</meta:creation-date>
    <dc:date>2022-04-24T18:18:25.237000000</dc:date>
    <dc:creator>Armando Socastro Lema</dc:creator>
    <meta:editing-duration>P4DT1H1M37S</meta:editing-duration>
    <meta:editing-cycles>6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16" meta:word-count="185" meta:character-count="1740" meta:non-whitespace-character-count="1564"/>
  </office:meta>
</office:document-meta>
</file>